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dexedDB: Step by step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article-body">
        <text:p text:style-name="Text_20_body">Before starting, I want to tell you that this post will try to explain in the simplest way what IndexedBD is and how it works. Therefore, to maintain order there will be links to other posts where the steps for creating a database in IndexedDB will be explained in detail.<text:line-break/>Without further ado, I hope it will be very helpful.</text:p>
        <text:h text:style-name="Heading_20_2" text:outline-level="2">What is IndexedDB? </text:h>
        <text:p text:style-name="Text_20_body">To put it simply, <text:span text:style-name="Strong_20_Emphasis">IndexedDB</text:span> is an API for client-side storage. Although there is a <text:span text:style-name="Strong_20_Emphasis">Web Storage API</text:span> (<text:span text:style-name="Emphasis">sessionStorage</text:span> and <text:span text:style-name="Emphasis">localStorage</text:span>), it is not very useful when we have to store large amounts of data mantainnig a certain structure.</text:p>
        <text:p text:style-name="Text_20_body">This database system works off transaction (we will talk about this later) and is object-oriented.</text:p>
        <text:p text:style-name="Text_20_body">An important aspect is that the transactions are asynchronous and work under the concept of <text:span text:style-name="Emphasis">requests</text:span> that are linked to the operations to be executed and returns an event once they are resolved.</text:p>
        <text:p text:style-name="Text_20_body">In short, <text:span text:style-name="Strong_20_Emphasis">IndexedDB</text:span> is a transactional database system that stores structured information within a browser.</text:p>
        <text:h text:style-name="Heading_20_2" text:outline-level="2">Creating a Database </text:h>
        <text:p text:style-name="Text_20_body">When starting with this database system it is necessary to open a connection, then specify the Database Schema that it will have, this refers to the structure of the objects that will be stored, and finally, carry out the desired transactions. One of the most noteworthy advantages of <text:span text:style-name="Strong_20_Emphasis">IndexedDB</text:span> is that, being independent of whether there is internet connection or not, the application can work both online and offline.</text:p>
        <text:p text:style-name="Text_20_body">The following post explains the creation of a database with IndexedDB to persist the data in users' browsers.</text:p>
        <text:p text:style-name="Text_20_body"><text:a xlink:type="simple" xlink:href="https://dev.to/pandresdev/create-a-database-with-indexedbd-1f1j" text:style-name="Internet_20_link" text:visited-style-name="Visited_20_Internet_20_Link">Create a database with IndexedDB</text:a></text:p>
        <text:h text:style-name="Heading_20_2" text:outline-level="2">Transactions </text:h>
        <text:p text:style-name="Text_20_body">Before carrying out any operation on the database (<text:span text:style-name="Source_20_Text">add</text:span>, <text:span text:style-name="Source_20_Text">delete</text:span>, <text:span text:style-name="Source_20_Text">get</text:span>, <text:span text:style-name="Source_20_Text">put</text:span>) it is necessary to create a transaction, since it will specify which "tables" (<text:span text:style-name="Emphasis">Object Stores</text:span>) will be part of the transaction, as well as the type of access that will be used to perform the transaction, for this the <text:span text:style-name="Source_20_Text">transaction(storeNames, mode)</text:span> method of the <text:span text:style-name="Strong_20_Emphasis">IDBDatabase</text:span> object is used, so the <text:a xlink:type="simple" xlink:href="https://dev.to/pandresdev/create-a-database-with-indexedbd-1f1j" text:style-name="Internet_20_link" text:visited-style-name="Visited_20_Internet_20_Link">connection created previously</text:a> is used.</text:p>
        <text:p text:style-name="Text_20_body">Summary of the <text:a xlink:type="simple" xlink:href="https://dev.to/pandresdev/create-a-database-with-indexedbd-1f1j" text:style-name="Internet_20_link" text:visited-style-name="Visited_20_Internet_20_Link">previous chapter</text:a>:</text:p>
        <text:p text:style-name="Preformatted_20_Text"><text:soft-page-break/><text:span text:style-name="Source_20_Text">// Database connection (IDBDatabase)</text:span></text:p>
        <text:p text:style-name="Preformatted_20_Text"><text:span text:style-name="Source_20_Text">let db;</text:span></text:p>
        <text:p text:style-name="Preformatted_20_Text"/>
        <text:p text:style-name="Preformatted_20_Text"><text:span text:style-name="Source_20_Text">function createDatabase() {</text:span></text:p>
        <text:p text:style-name="Preformatted_20_Text"><text:span text:style-name="Source_20_Text"><text:s text:c="4"/>//...</text:span></text:p>
        <text:p text:style-name="Preformatted_20_Text"/>
        <text:p text:style-name="Preformatted_20_Text"><text:span text:style-name="Source_20_Text"><text:s text:c="4"/>const request = window.indexedDB.open('MyDatabase', 1);</text:span></text:p>
        <text:p text:style-name="Preformatted_20_Text"/>
        <text:p text:style-name="Preformatted_20_Text"><text:span text:style-name="Source_20_Text"><text:s text:c="4"/>request.onsuccess = (e) =&gt; {</text:span></text:p>
        <text:p text:style-name="Preformatted_20_Text"><text:span text:style-name="Source_20_Text"><text:s text:c="8"/>// Create the DB connection</text:span></text:p>
        <text:p text:style-name="Preformatted_20_Text"><text:span text:style-name="Source_20_Text"><text:s text:c="8"/>db = request.resul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reate a transaction</text:span></text:p>
        <text:p text:style-name="Preformatted_20_Text"><text:span text:style-name="Source_20_Text">const transaction = db.transaction('students', 'readonly');</text:span></text:p>
        <text:p text:style-name="Preformatted_20_Text"/>
        <text:p text:style-name="P2"><text:span text:style-name="Source_20_Text">//...</text:span></text:p>
      </text:section>
      <text:p text:style-name="Text_20_body">The <text:span text:style-name="Source_20_Text">transaccion(storeNames, mode)</text:span> method has the following parameters:</text:p>
      <text:list xml:id="list3457638276" text:style-name="L1">
        <text:list-item>
          <text:p text:style-name="P4"><text:span text:style-name="Source_20_Text">storeNames</text:span>: This parameter refers to the Object Stores (tables) that are part of the transaction, the value is an array with their names. However, if only one Object Store will be used, the value can be a string.</text:p>
        </text:list-item>
        <text:list-item>
          <text:p text:style-name="P4"><text:span text:style-name="Source_20_Text">mode</text:span>: This parameter indicates the type of access that will be used to carry out the transaction, this can be readonly (default) or readwrite.</text:p>
        </text:list-item>
      </text:list>
      <text:p text:style-name="Text_20_body">Finally, the transaction returns an object that contains the <text:span text:style-name="Source_20_Text">objectStore(storeName)</text:span> method which is used to access to each <text:span text:style-name="Emphasis">Object Store</text:span> (table) and carry out the respective operations.</text:p>
      <text:p text:style-name="Preformatted_20_Text"><text:span text:style-name="Source_20_Text">// Database connection (IDBDatabase)</text:span></text:p>
      <text:p text:style-name="Preformatted_20_Text"><text:span text:style-name="Source_20_Text">let db;</text:span></text:p>
      <text:p text:style-name="Preformatted_20_Text"/>
      <text:p text:style-name="Preformatted_20_Text"><text:span text:style-name="Source_20_Text">function createDatabase() {</text:span></text:p>
      <text:p text:style-name="Preformatted_20_Text"><text:span text:style-name="Source_20_Text"><text:s text:c="4"/>//...</text:span></text:p>
      <text:p text:style-name="Preformatted_20_Text"/>
      <text:p text:style-name="Preformatted_20_Text"><text:span text:style-name="Source_20_Text"><text:s text:c="4"/>const request = window.indexedDB.open('MyDatabase', 1);</text:span></text:p>
      <text:p text:style-name="Preformatted_20_Text"/>
      <text:p text:style-name="Preformatted_20_Text"><text:span text:style-name="Source_20_Text"><text:s text:c="4"/>request.onsuccess = (e) =&gt; {</text:span></text:p>
      <text:p text:style-name="Preformatted_20_Text"><text:span text:style-name="Source_20_Text"><text:s text:c="8"/>// Create the DB connection</text:span></text:p>
      <text:p text:style-name="Preformatted_20_Text"><text:span text:style-name="Source_20_Text"><text:s text:c="8"/>db = request.resul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reate a transaction</text:span></text:p>
      <text:p text:style-name="Preformatted_20_Text"><text:span text:style-name="Source_20_Text">const transaction = db.transaction('students', 'readonly');</text:span></text:p>
      <text:p text:style-name="Preformatted_20_Text"/>
      <text:p text:style-name="Preformatted_20_Text"><text:span text:style-name="Source_20_Text">transaction.oncomplete = function(event) {</text:span></text:p>
      <text:p text:style-name="Preformatted_20_Text"><text:span text:style-name="Source_20_Text"><text:s text:c="2"/>// This event will be executed when</text:span></text:p>
      <text:p text:style-name="Preformatted_20_Text"><text:span text:style-name="Source_20_Text"><text:s text:c="2"/>// the transaction has finished</text:span></text:p>
      <text:p text:style-name="Preformatted_20_Text"><text:span text:style-name="Source_20_Text">};</text:span></text:p>
      <text:p text:style-name="Preformatted_20_Text"/>
      <text:p text:style-name="Preformatted_20_Text"><text:span text:style-name="Source_20_Text">transaction.onerror = function(event) {</text:span></text:p>
      <text:p text:style-name="Preformatted_20_Text"><text:span text:style-name="Source_20_Text"><text:s text:c="2"/>// Handling Errors</text:span></text:p>
      <text:p text:style-name="Preformatted_20_Text"><text:span text:style-name="Source_20_Text">};</text:span></text:p>
      <text:p text:style-name="Preformatted_20_Text"/>
      <text:p text:style-name="Preformatted_20_Text"><text:soft-page-break/><text:span text:style-name="Source_20_Text">// Access to the "students table"</text:span></text:p>
      <text:p text:style-name="Preformatted_20_Text"><text:span text:style-name="Source_20_Text">const objectStore = transaction.objectStore('students');</text:span></text:p>
      <text:p text:style-name="P2"><text:span text:style-name="Source_20_Text">//...</text:span></text:p>
      <text:section text:style-name="Sect1" text:name="Seção1">
        <text:p text:style-name="Text_20_body"><text:bookmark text:name="article-body"/></text:p>
      </text:section>
      <text:h text:style-name="Heading_20_2" text:outline-level="2"><text:a xlink:type="simple" xlink:href="https://dev.to/pandresdev/series/16157" text:style-name="Internet_20_link" text:visited-style-name="Visited_20_Internet_20_Link">Mastering IndexedDB (6 Part Series)</text:a> </text:h>
      <text:p text:style-name="Standard"/>
      <text:h text:style-name="Heading_20_1" text:outline-level="1">Create a database with IndexedBD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1"/><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Seção2">
        <text:p text:style-name="Text_20_body"><text:bookmark text:name="article-body1"/>Before opening (creating) a database using IndexedDB we must verify that the browser has the necessary support, for this we create a function that we will use later when creating the database:</text:p>
        <text:p text:style-name="Preformatted_20_Text"><text:span text:style-name="Source_20_Text">function indexedDBSupport(){</text:span></text:p>
        <text:p text:style-name="Preformatted_20_Text"><text:span text:style-name="Source_20_Text"><text:s text:c="4"/>return 'indexedDB' in window;</text:span></text:p>
        <text:p text:style-name="P2"><text:span text:style-name="Source_20_Text">}</text:span></text:p>
      </text:section>
      <text:p text:style-name="Text_20_body">Then we have to create a <text:span text:style-name="Emphasis">request</text:span> to open the database that returns an event (<text:span text:style-name="Source_20_Text">success</text:span> or <text:span text:style-name="Source_20_Text">error</text:span>) through the <text:span text:style-name="Strong_20_Emphasis">IDBOpenDBRequest</text:span> object, which will allow us to access the event.</text:p>
      <text:p text:style-name="Text_20_body">The <text:span text:style-name="Source_20_Text">open(name, version)</text:span> function has two parameters, the first is the name of the database that identifies it within the client's browser, the second parameter is the version of our database, this is important since it will be defined a <text:span text:style-name="Emphasis">Database Schema</text:span> that will determine the structure of the objects to be stored, so if you want to change it, you just have to change the version of our database.</text:p>
      <text:p text:style-name="Preformatted_20_Text"><text:span text:style-name="Source_20_Text">// The version value is 1 by default</text:span></text:p>
      <text:p text:style-name="P2"><text:span text:style-name="Source_20_Text">const request = window.indexedDB.open("MyDatabase", 1);</text:span></text:p>
      <text:h text:style-name="Heading_20_2" text:outline-level="2">Event handling </text:h>
      <text:p text:style-name="Text_20_body">As mentioned above, once the request to open the database has been made, 3 events can be handled with their respective functions:</text:p>
      <text:list xml:id="list1802887600" text:style-name="L2">
        <text:list-item>
          <text:p text:style-name="P6"><text:span text:style-name="Source_20_Text">onerror</text:span>: If the creation or connection to the database fails. </text:p>
        </text:list-item>
        <text:list-item>
          <text:p text:style-name="P5"><text:span text:style-name="Source_20_Text">onsuccess</text:span>: This is executed every time the database is connected or created.</text:p>
        </text:list-item>
        <text:list-item>
          <text:p text:style-name="P5"><text:span text:style-name="Source_20_Text">onupgradeneeded</text:span>: This is executed only once, when the database is created or updated, so the structure of it (<text:span text:style-name="Emphasis">Database Schema</text:span>) will be defined here.</text:p>
        </text:list-item>
      </text:list>
      <text:p text:style-name="Quotations">💡 Once the request is made, we obtain the <text:span text:style-name="Strong_20_Emphasis">IDBOpenDBRequest</text:span> object, in which the result of said request is stored.</text:p>
      <text:p text:style-name="Preformatted_20_Text"><text:span text:style-name="Source_20_Text">// Save the connection to the database in a global variable</text:span></text:p>
      <text:p text:style-name="Preformatted_20_Text"><text:span text:style-name="Source_20_Text">// since it will later be used to carry out transactions</text:span></text:p>
      <text:p text:style-name="Preformatted_20_Text"><text:span text:style-name="Source_20_Text">let db;</text:span></text:p>
      <text:p text:style-name="Preformatted_20_Text"><text:soft-page-break/></text:p>
      <text:p text:style-name="Preformatted_20_Text"><text:span text:style-name="Source_20_Text">function createDatabase() {</text:span></text:p>
      <text:p text:style-name="Preformatted_20_Text"/>
      <text:p text:style-name="Preformatted_20_Text"><text:span text:style-name="Source_20_Text"><text:s text:c="4"/>if (!indexedDBSupport()) throw new Error("Your browser doesn't support IndexedBD");</text:span></text:p>
      <text:p text:style-name="Preformatted_20_Text"/>
      <text:p text:style-name="Preformatted_20_Text"><text:span text:style-name="Source_20_Text"><text:s text:c="4"/>const request = window.indexedDB.open('MyDatabase', 1);</text:span></text:p>
      <text:p text:style-name="Preformatted_20_Text"/>
      <text:p text:style-name="Preformatted_20_Text"><text:span text:style-name="Source_20_Text">// Event handling</text:span></text:p>
      <text:p text:style-name="Preformatted_20_Text"><text:span text:style-name="Source_20_Text"><text:s text:c="4"/>request.onerror = (e) =&gt; {</text:span></text:p>
      <text:p text:style-name="Preformatted_20_Text"><text:span text:style-name="Source_20_Text"><text:s text:c="8"/>console.error(`IndexedDB error: ${request.errorCode}`);</text:span></text:p>
      <text:p text:style-name="Preformatted_20_Text"><text:span text:style-name="Source_20_Text"><text:s text:c="4"/>};</text:span></text:p>
      <text:p text:style-name="Preformatted_20_Text"/>
      <text:p text:style-name="Preformatted_20_Text"><text:span text:style-name="Source_20_Text"><text:s text:c="4"/>request.onsuccess = (e) =&gt; {</text:span></text:p>
      <text:p text:style-name="Preformatted_20_Text"><text:span text:style-name="Source_20_Text"><text:s text:c="8"/>console.info('Successful database connection');</text:span></text:p>
      <text:p text:style-name="Preformatted_20_Text"><text:span text:style-name="Source_20_Text"><text:s text:c="8"/>db = request.result;</text:span></text:p>
      <text:p text:style-name="Preformatted_20_Text"><text:span text:style-name="Source_20_Text"><text:s text:c="4"/>};</text:span></text:p>
      <text:p text:style-name="Preformatted_20_Text"/>
      <text:p text:style-name="Preformatted_20_Text"><text:span text:style-name="Source_20_Text"><text:s text:c="4"/>request.onupgradeneeded = (e) =&gt; {</text:span></text:p>
      <text:p text:style-name="Preformatted_20_Text"><text:span text:style-name="Source_20_Text"><text:s text:c="8"/>console.info('Database created');</text:span></text:p>
      <text:p text:style-name="Preformatted_20_Text"><text:span text:style-name="Source_20_Text"><text:s text:c="8"/>const db = request.result;</text:span></text:p>
      <text:p text:style-name="Preformatted_20_Text"><text:span text:style-name="Source_20_Text"><text:s text:c="8"/>//...</text:span></text:p>
      <text:p text:style-name="Preformatted_20_Text"><text:span text:style-name="Source_20_Text"><text:s text:c="4"/>};</text:span></text:p>
      <text:p text:style-name="Preformatted_20_Text"/>
      <text:p text:style-name="P2"><text:span text:style-name="Source_20_Text">}</text:span></text:p>
      <text:h text:style-name="Heading_20_2" text:outline-level="2">Using <text:span text:style-name="Source_20_Text">onupgradeneeded</text:span> </text:h>
      <text:p text:style-name="Text_20_body">As mentioned above, this event is fired when the database is created for the first time or when its version is updated, so it is the ideal place to specify the <text:span text:style-name="Emphasis">Database Schema</text:span>.</text:p>
      <text:h text:style-name="Heading_20_3" text:outline-level="3">Creating an Object Store (table) </text:h>
      <text:p text:style-name="Text_20_body">We must define where the objects will be stored for the current version of our database. For this we create an instance of <text:span text:style-name="Strong_20_Emphasis">IDBObjectStore</text:span> (represents an object store) using the <text:span text:style-name="Source_20_Text">createObjectStore(name, options)</text:span> method, which has the following parameters:</text:p>
      <text:list xml:id="list70907310" text:style-name="L3">
        <text:list-item>
          <text:p text:style-name="P7"><text:span text:style-name="Source_20_Text">name</text:span>: Name of the Object Store</text:p>
        </text:list-item>
        <text:list-item>
          <text:p text:style-name="P7"><text:span text:style-name="Source_20_Text">options</text:span>: Optional parameter that contains the following attributes:</text:p>
          <text:list>
            <text:list-item>
              <text:p text:style-name="P8">keypath: Specifies the name of the attribute that will contain the index with which it will identify each object. </text:p>
            </text:list-item>
            <text:list-item>
              <text:p text:style-name="P7">autoIncrement: If the value is true, an incremental value will be given to the keyPath. </text:p>
            </text:list-item>
          </text:list>
        </text:list-item>
      </text:list>
      <text:p text:style-name="Preformatted_20_Text"><text:span text:style-name="Source_20_Text">//...</text:span></text:p>
      <text:p text:style-name="Preformatted_20_Text"/>
      <text:p text:style-name="Preformatted_20_Text"><text:span text:style-name="Source_20_Text">request.onupgradeneeded = (e) =&gt; {</text:span></text:p>
      <text:p text:style-name="Preformatted_20_Text"/>
      <text:p text:style-name="Preformatted_20_Text"><text:span text:style-name="Source_20_Text"><text:s text:c="4"/>console.info('Database created');</text:span></text:p>
      <text:p text:style-name="Preformatted_20_Text"/>
      <text:p text:style-name="Preformatted_20_Text"><text:span text:style-name="Source_20_Text"><text:s text:c="4"/>const db = request.result;</text:span></text:p>
      <text:p text:style-name="Preformatted_20_Text"/>
      <text:p text:style-name="Preformatted_20_Text"><text:span text:style-name="Source_20_Text"><text:s text:c="4"/>const objectStore = db.createObjectStore('student', {keyPath: 'email'})</text:span></text:p>
      <text:p text:style-name="Preformatted_20_Text"><text:span text:style-name="Source_20_Text">};</text:span></text:p>
      <text:p text:style-name="Preformatted_20_Text"/>
      <text:p text:style-name="P2"><text:span text:style-name="Source_20_Text">//...</text:span></text:p>
      <text:p text:style-name="Quotations"><text:soft-page-break/>💡 If you want to update the Object Store, bear in mind that it will have the new structure, but it will be empty, so is a good idea that, before creating the new Object Store, save the objects in another place and then delete the old Object Store and reinsert them into the new one.</text:p>
      <text:h text:style-name="Heading_20_3" text:outline-level="3">Creating Indexes (fields or attributes) </text:h>
      <text:p text:style-name="Text_20_body">To create “fields” (<text:span text:style-name="Emphasis">index</text:span>) in a "table" (<text:span text:style-name="Emphasis">Object Store</text:span>), use the <text:span text:style-name="Source_20_Text">createIndex(indexName, keyPath, options)</text:span> method of the <text:span text:style-name="Strong_20_Emphasis">IDBObjectStore</text:span> object, which has the following parameters:</text:p>
      <text:list xml:id="list2193045973" text:style-name="L4">
        <text:list-item>
          <text:p text:style-name="P9"><text:span text:style-name="Source_20_Text">indexName</text:span>: It is the name by which the "field" is identified within the table.</text:p>
        </text:list-item>
        <text:list-item>
          <text:p text:style-name="P9"><text:span text:style-name="Source_20_Text">keyPath</text:span>: It is the property of the object that will contain the value of the field. Most of the time the indexName and the keyPath have the same value, since it makes sense that the field is called the same as the property that will contain its value.</text:p>
        </text:list-item>
        <text:list-item>
          <text:p text:style-name="P9"><text:span text:style-name="Source_20_Text">options</text:span>: The most useful property is <text:span text:style-name="Source_20_Text">unique</text:span> which does not allow duplicate values ​​within the same index.</text:p>
        </text:list-item>
      </text:list>
      <text:p text:style-name="Preformatted_20_Text"><text:span text:style-name="Source_20_Text">//...</text:span></text:p>
      <text:p text:style-name="Preformatted_20_Text"/>
      <text:p text:style-name="Preformatted_20_Text"><text:span text:style-name="Source_20_Text">request.onupgradeneeded = (e) =&gt; {</text:span></text:p>
      <text:p text:style-name="Preformatted_20_Text"/>
      <text:p text:style-name="Preformatted_20_Text"><text:span text:style-name="Source_20_Text"><text:s text:c="4"/>console.info('Database created');</text:span></text:p>
      <text:p text:style-name="Preformatted_20_Text"/>
      <text:p text:style-name="Preformatted_20_Text"><text:span text:style-name="Source_20_Text"><text:s text:c="4"/>const db = request.result;</text:span></text:p>
      <text:p text:style-name="Preformatted_20_Text"/>
      <text:p text:style-name="Preformatted_20_Text"><text:span text:style-name="Source_20_Text"><text:s text:c="4"/>const objectStore = db.createObjectStore('student', {keyPath: 'email'});</text:span></text:p>
      <text:p text:style-name="Preformatted_20_Text"/>
      <text:p text:style-name="Preformatted_20_Text"><text:span text:style-name="Source_20_Text"><text:s text:c="4"/>// Indexes</text:span></text:p>
      <text:p text:style-name="Preformatted_20_Text"><text:span text:style-name="Source_20_Text"><text:s text:c="4"/>objectStore.createIndex("email", "email", { unique: true });</text:span></text:p>
      <text:p text:style-name="Preformatted_20_Text"><text:span text:style-name="Source_20_Text"><text:s text:c="4"/>objectStore.createIndex("name", "name", { unique: false });</text:span></text:p>
      <text:p text:style-name="Preformatted_20_Text"><text:span text:style-name="Source_20_Text"><text:s text:c="4"/>objectStore.createIndex("lastname", "lastname", { unique: false });</text:span></text:p>
      <text:p text:style-name="Preformatted_20_Text"><text:span text:style-name="Source_20_Text"><text:s text:c="4"/>objectStore.createIndex("age", "age", { unique: false });</text:span></text:p>
      <text:p text:style-name="Preformatted_20_Text"/>
      <text:p text:style-name="Preformatted_20_Text"><text:span text:style-name="Source_20_Text">};</text:span></text:p>
      <text:p text:style-name="Preformatted_20_Text"/>
      <text:p text:style-name="P2"><text:span text:style-name="Source_20_Text">//...</text:span></text:p>
      <text:p text:style-name="Text_20_body">As it works based on requests, we can use the <text:span text:style-name="Source_20_Text">complete</text:span> event to verify that the transaction was completed and the <text:span text:style-name="Emphasis">Object Store</text:span> was created successfully to perform some action later, if necessary.</text:p>
      <text:p text:style-name="Preformatted_20_Text"><text:span text:style-name="Source_20_Text">//...</text:span></text:p>
      <text:p text:style-name="Preformatted_20_Text"/>
      <text:p text:style-name="Preformatted_20_Text"><text:span text:style-name="Source_20_Text">request.onupgradeneeded = (e) =&gt; {</text:span></text:p>
      <text:p text:style-name="Preformatted_20_Text"/>
      <text:p text:style-name="Preformatted_20_Text"><text:span text:style-name="Source_20_Text"><text:s text:c="4"/>console.info('Database created');</text:span></text:p>
      <text:p text:style-name="Preformatted_20_Text"/>
      <text:p text:style-name="Preformatted_20_Text"><text:span text:style-name="Source_20_Text"><text:s text:c="4"/>const db = request.result;</text:span></text:p>
      <text:p text:style-name="Preformatted_20_Text"/>
      <text:p text:style-name="Preformatted_20_Text"><text:span text:style-name="Source_20_Text"><text:s text:c="4"/>const objectStore = db.createObjectStore('student', {keyPath: 'email'});</text:span></text:p>
      <text:p text:style-name="Preformatted_20_Text"/>
      <text:p text:style-name="Preformatted_20_Text"><text:span text:style-name="Source_20_Text"><text:s text:c="4"/>// Indexes</text:span></text:p>
      <text:p text:style-name="Preformatted_20_Text"><text:span text:style-name="Source_20_Text"><text:s text:c="4"/>objectStore.createIndex('email', 'email', { unique: true });</text:span></text:p>
      <text:p text:style-name="Preformatted_20_Text"><text:span text:style-name="Source_20_Text"><text:s text:c="4"/>objectStore.createIndex('name', 'name', { unique: false });</text:span></text:p>
      <text:p text:style-name="Preformatted_20_Text"><text:span text:style-name="Source_20_Text"><text:s text:c="4"/>objectStore.createIndex('lastname', 'lastname', { unique: false });</text:span></text:p>
      <text:p text:style-name="Preformatted_20_Text"><text:span text:style-name="Source_20_Text"><text:s text:c="4"/>objectStore.createIndex('age', 'age', { unique: false });</text:span></text:p>
      <text:p text:style-name="Preformatted_20_Text"/>
      <text:p text:style-name="Preformatted_20_Text"><text:soft-page-break/><text:span text:style-name="Source_20_Text"><text:s text:c="4"/>// Transaction completed</text:span></text:p>
      <text:p text:style-name="Preformatted_20_Text"><text:span text:style-name="Source_20_Text"><text:s text:c="4"/>objectStore.transaction.oncompleted = (e)=&gt; {</text:span></text:p>
      <text:p text:style-name="Preformatted_20_Text"><text:span text:style-name="Source_20_Text"><text:s text:c="8"/>console.log('Object store "student" created');</text:span></text:p>
      <text:p text:style-name="Preformatted_20_Text"><text:span text:style-name="Source_20_Text"><text:s text:c="4"/>}</text:span></text:p>
      <text:p text:style-name="Preformatted_20_Text"/>
      <text:p text:style-name="Preformatted_20_Text"><text:span text:style-name="Source_20_Text">};</text:span></text:p>
      <text:p text:style-name="Preformatted_20_Text"/>
      <text:p text:style-name="P2"><text:span text:style-name="Source_20_Text">//...</text:span></text:p>
      <text:section text:style-name="Sect1" text:name="Seção3">
        <text:p text:style-name="Text_20_body"><text:bookmark text:name="article-body2"/></text:p>
      </text:section>
      <text:h text:style-name="Heading_20_1" text:outline-level="1">Add data to IndexedDB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2"/><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Seção4">
        <text:p text:style-name="Text_20_body"><text:bookmark text:name="article-body3"/>To add new objects to the <text:span text:style-name="Emphasis">Object Store</text:span>, a request is made using the <text:span text:style-name="Source_20_Text">add(object)</text:span> method of the <text:span text:style-name="Strong_20_Emphasis">objectStore</text:span> obtained from the created transaction. Then the events are handled depending on what you want to do once the operation is completed.<text:line-break/>The result of the request is the <text:span text:style-name="Source_20_Text">key</text:span> of the added object.</text:p>
        <text:p text:style-name="Preformatted_20_Text"><text:span text:style-name="Source_20_Text">// IndexedDB connection (IDBDatabase)</text:span></text:p>
        <text:p text:style-name="Preformatted_20_Text"><text:span text:style-name="Source_20_Text">let db;</text:span></text:p>
        <text:p text:style-name="Preformatted_20_Text"/>
        <text:p text:style-name="Preformatted_20_Text"><text:span text:style-name="Source_20_Text">function createDatabase() {</text:span></text:p>
        <text:p text:style-name="Preformatted_20_Text"><text:span text:style-name="Source_20_Text"><text:s text:c="4"/>//...</text:span></text:p>
        <text:p text:style-name="Preformatted_20_Text"/>
        <text:p text:style-name="Preformatted_20_Text"><text:span text:style-name="Source_20_Text"><text:s text:c="4"/>const request = window.indexedDB.open('MyDatabase', 1);</text:span></text:p>
        <text:p text:style-name="Preformatted_20_Text"/>
        <text:p text:style-name="Preformatted_20_Text"><text:span text:style-name="Source_20_Text"><text:s text:c="4"/>request.onsuccess = (e) =&gt; {</text:span></text:p>
        <text:p text:style-name="Preformatted_20_Text"><text:span text:style-name="Source_20_Text"><text:s text:c="8"/>// Create DB connection</text:span></text:p>
        <text:p text:style-name="Preformatted_20_Text"><text:span text:style-name="Source_20_Text"><text:s text:c="8"/>db = request.result;</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text:span text:style-name="Source_20_Text">function addStudent(student){</text:span></text:p>
        <text:p text:style-name="Preformatted_20_Text"><text:span text:style-name="Source_20_Text"><text:s text:c="4"/>const transaction = db.transaction('students', 'readwrite');</text:span></text:p>
        <text:p text:style-name="Preformatted_20_Text"/>
        <text:p text:style-name="Preformatted_20_Text"><text:span text:style-name="Source_20_Text"><text:s text:c="4"/>transaction.oncomplete = function(event) {</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ransaction.onerror = function(event) {</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const objectStore = transaction.objectStore('students');</text:span></text:p>
        <text:p text:style-name="Preformatted_20_Text"/>
        <text:p text:style-name="Preformatted_20_Text"><text:span text:style-name="Source_20_Text"><text:s text:c="4"/>// Add new student</text:span></text:p>
        <text:p text:style-name="Preformatted_20_Text"><text:span text:style-name="Source_20_Text"><text:s text:c="4"/>const request = objectStore.add(student);</text:span></text:p>
        <text:p text:style-name="Preformatted_20_Text"/>
        <text:p text:style-name="Preformatted_20_Text"><text:span text:style-name="Source_20_Text"><text:s text:c="4"/>request.onsuccess = ()=&gt; {</text:span></text:p>
        <text:p text:style-name="Preformatted_20_Text"><text:soft-page-break/><text:span text:style-name="Source_20_Text"><text:s text:c="8"/>// request.result contains key of the added object</text:span></text:p>
        <text:p text:style-name="Preformatted_20_Text"><text:span text:style-name="Source_20_Text"><text:s text:c="8"/>console.log(`New student added, email: ${request.result}`);</text:span></text:p>
        <text:p text:style-name="Preformatted_20_Text"><text:span text:style-name="Source_20_Text"><text:s text:c="4"/>}</text:span></text:p>
        <text:p text:style-name="Preformatted_20_Text"/>
        <text:p text:style-name="Preformatted_20_Text"><text:span text:style-name="Source_20_Text"><text:s text:c="4"/>request.onerror = (err)=&gt; {</text:span></text:p>
        <text:p text:style-name="Preformatted_20_Text"><text:span text:style-name="Source_20_Text"><text:s text:c="8"/>console.error(`Error to add new student: ${er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st studentA = {</text:span></text:p>
        <text:p text:style-name="Preformatted_20_Text"><text:span text:style-name="Source_20_Text"><text:s text:c="8"/>name: 'Andres',</text:span></text:p>
        <text:p text:style-name="Preformatted_20_Text"><text:span text:style-name="Source_20_Text"><text:s text:c="8"/>lastname: 'Valdivia',</text:span></text:p>
        <text:p text:style-name="Preformatted_20_Text"><text:span text:style-name="Source_20_Text"><text:s text:c="8"/>email: 'pandres@pandres.com',</text:span></text:p>
        <text:p text:style-name="Preformatted_20_Text"><text:span text:style-name="Source_20_Text"><text:s text:c="8"/>age: 22</text:span></text:p>
        <text:p text:style-name="Preformatted_20_Text"><text:span text:style-name="Source_20_Text">}</text:span></text:p>
        <text:p text:style-name="Preformatted_20_Text"/>
        <text:p text:style-name="P2"><text:span text:style-name="Source_20_Text">addStudent(studentA)</text:span></text:p>
      </text:section>
      <text:p text:style-name="Text_20_body">A short and tidy way of doing this, bearing in mind that the events of the transaction will "depend" on what happens with the request, would be:</text:p>
      <text:p text:style-name="Preformatted_20_Text"><text:span text:style-name="Source_20_Text">function addStudent(student){</text:span></text:p>
      <text:p text:style-name="Preformatted_20_Text"><text:span text:style-name="Source_20_Text"><text:s text:c="4"/>const request = db.transaction('students', 'readwrite')</text:span></text:p>
      <text:p text:style-name="Preformatted_20_Text"><text:span text:style-name="Source_20_Text"><text:s text:c="48"/>.objectStore('students')</text:span></text:p>
      <text:p text:style-name="Preformatted_20_Text"><text:span text:style-name="Source_20_Text"><text:s text:c="48"/>.add(student);</text:span></text:p>
      <text:p text:style-name="Preformatted_20_Text"/>
      <text:p text:style-name="Preformatted_20_Text"><text:span text:style-name="Source_20_Text"><text:s text:c="4"/>request.onsuccess = ()=&gt; {</text:span></text:p>
      <text:p text:style-name="Preformatted_20_Text"><text:span text:style-name="Source_20_Text"><text:s text:c="8"/>console.log(`New student added, email: ${request.result}`);</text:span></text:p>
      <text:p text:style-name="Preformatted_20_Text"><text:span text:style-name="Source_20_Text"><text:s text:c="4"/>}</text:span></text:p>
      <text:p text:style-name="Preformatted_20_Text"/>
      <text:p text:style-name="Preformatted_20_Text"><text:span text:style-name="Source_20_Text"><text:s text:c="4"/>request.onsuccess = (err)=&gt; {</text:span></text:p>
      <text:p text:style-name="Preformatted_20_Text"><text:span text:style-name="Source_20_Text"><text:s text:c="8"/>console.error(`Error to add new student: ${er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st studentA = {</text:span></text:p>
      <text:p text:style-name="Preformatted_20_Text"><text:span text:style-name="Source_20_Text"><text:s text:c="8"/>name: 'Andres',</text:span></text:p>
      <text:p text:style-name="Preformatted_20_Text"><text:span text:style-name="Source_20_Text"><text:s text:c="8"/>lastname: 'Valdivia',</text:span></text:p>
      <text:p text:style-name="Preformatted_20_Text"><text:span text:style-name="Source_20_Text"><text:s text:c="8"/>email: 'pandres@pandres.com',</text:span></text:p>
      <text:p text:style-name="Preformatted_20_Text"><text:span text:style-name="Source_20_Text"><text:s text:c="8"/>age: 22</text:span></text:p>
      <text:p text:style-name="Preformatted_20_Text"><text:span text:style-name="Source_20_Text">}</text:span></text:p>
      <text:p text:style-name="Preformatted_20_Text"/>
      <text:p text:style-name="P2"><text:span text:style-name="Source_20_Text">addStudent(studentA);</text:span></text:p>
      <text:p text:style-name="Text_20_body">The previous example is fine if you only want to add a student each time the function is executed. However, if you want to add several students it is best to have the transaction and the <text:span text:style-name="Strong_20_Emphasis">objectStore</text:span> separately, since the transaction will be active as long as there are requests pending and the <text:span text:style-name="Strong_20_Emphasis">objectStore</text:span> gives us access to the "table". Also now the events of the transaction don't "depend" on the request, for example, the <text:span text:style-name="Source_20_Text">complete</text:span> event will be fired when ALL the objects have been added. The code would look like this:</text:p>
      <text:p text:style-name="Preformatted_20_Text"><text:span text:style-name="Source_20_Text">function addStudents(students){</text:span></text:p>
      <text:p text:style-name="Preformatted_20_Text"><text:span text:style-name="Source_20_Text"><text:s text:c="4"/>const transaction = db.transaction('students', 'readwrite');</text:span></text:p>
      <text:p text:style-name="Preformatted_20_Text"/>
      <text:p text:style-name="Preformatted_20_Text"><text:span text:style-name="Source_20_Text"><text:s text:c="4"/>transaction.oncomplete = function(event) {</text:span></text:p>
      <text:p text:style-name="Preformatted_20_Text"><text:span text:style-name="Source_20_Text"><text:s text:c="8"/>console.log('All the students added successfully')</text:span></text:p>
      <text:p text:style-name="Preformatted_20_Text"><text:span text:style-name="Source_20_Text"><text:s text:c="4"/>};</text:span></text:p>
      <text:p text:style-name="Preformatted_20_Text"/>
      <text:p text:style-name="Preformatted_20_Text"><text:span text:style-name="Source_20_Text"><text:s text:c="4"/>transaction.onerror = function(event) {</text:span></text:p>
      <text:p text:style-name="Preformatted_20_Text"><text:span text:style-name="Source_20_Text"><text:s text:c="6"/>//...</text:span></text:p>
      <text:p text:style-name="Preformatted_20_Text"><text:span text:style-name="Source_20_Text"><text:s text:c="4"/>};</text:span></text:p>
      <text:p text:style-name="Preformatted_20_Text"><text:soft-page-break/></text:p>
      <text:p text:style-name="Preformatted_20_Text"><text:span text:style-name="Source_20_Text"><text:s text:c="4"/>const objectStore = transaction.objectStore('students');</text:span></text:p>
      <text:p text:style-name="Preformatted_20_Text"/>
      <text:p text:style-name="Preformatted_20_Text"><text:span text:style-name="Source_20_Text"><text:s text:c="4"/>for(student of students){</text:span></text:p>
      <text:p text:style-name="Preformatted_20_Text"><text:span text:style-name="Source_20_Text"><text:s text:c="8"/>const request = objectStore.add(student);</text:span></text:p>
      <text:p text:style-name="Preformatted_20_Text"/>
      <text:p text:style-name="Preformatted_20_Text"><text:span text:style-name="Source_20_Text"><text:s text:c="8"/>request.onsuccess = ()=&gt; {</text:span></text:p>
      <text:p text:style-name="Preformatted_20_Text"><text:span text:style-name="Source_20_Text"><text:s text:c="12"/>console.log(`New student added, email: ${request.result}`);</text:span></text:p>
      <text:p text:style-name="Preformatted_20_Text"><text:span text:style-name="Source_20_Text"><text:s text:c="8"/>}</text:span></text:p>
      <text:p text:style-name="Preformatted_20_Text"/>
      <text:p text:style-name="Preformatted_20_Text"><text:span text:style-name="Source_20_Text"><text:s text:c="8"/>request.onsuccess = (err)=&gt; {</text:span></text:p>
      <text:p text:style-name="Preformatted_20_Text"><text:span text:style-name="Source_20_Text"><text:s text:c="12"/>console.error(`Error to add new student: ${err}`)</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st students = [</text:span></text:p>
      <text:p text:style-name="Preformatted_20_Text"><text:span text:style-name="Source_20_Text"><text:s text:c="4"/>{name: 'name1', lastname: 'lastname1',email: 'email1@email.com', age: 22},</text:span></text:p>
      <text:p text:style-name="Preformatted_20_Text"><text:span text:style-name="Source_20_Text"><text:s text:c="4"/>{name: 'name2', lastname: 'lastname2',email: 'email2@email.com', age: 24},</text:span></text:p>
      <text:p text:style-name="Preformatted_20_Text"><text:span text:style-name="Source_20_Text"><text:s text:c="4"/>{name: 'name3', lastname: 'lastname3',email: 'email3@email.com', age: 22},</text:span></text:p>
      <text:p text:style-name="Preformatted_20_Text"><text:span text:style-name="Source_20_Text"><text:s text:c="4"/>{name: 'name4', lastname: 'lastname4',email: 'email4@email.com', age: 23},</text:span></text:p>
      <text:p text:style-name="Preformatted_20_Text"><text:span text:style-name="Source_20_Text"><text:s text:c="4"/>{name: 'name5', lastname: 'lastname5',email: 'email5@email.com', age: 22}</text:span></text:p>
      <text:p text:style-name="Preformatted_20_Text"><text:span text:style-name="Source_20_Text">]</text:span></text:p>
      <text:p text:style-name="Preformatted_20_Text"/>
      <text:p text:style-name="P2"><text:span text:style-name="Source_20_Text">addStudents(students)</text:span></text:p>
      <text:section text:style-name="Sect1" text:name="Seção5">
        <text:p text:style-name="Text_20_body"><text:bookmark text:name="article-body4"/></text:p>
      </text:section>
      <text:h text:style-name="Heading_20_1" text:outline-level="1">Delete data from IndexedDB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3"/><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Seção6">
        <text:p text:style-name="Text_20_body"><text:bookmark text:name="article-body5"/>The steps to remove objects from an <text:span text:style-name="Emphasis">Object Store</text:span> are similar to when they are <text:a xlink:type="simple" xlink:href="https://dev.to/pandresdev/add-data-to-indexeddb-4e6o" text:style-name="Internet_20_link" text:visited-style-name="Visited_20_Internet_20_Link">added</text:a>. First, a <text:span text:style-name="Emphasis">request</text:span> to delete an object is created using the <text:span text:style-name="Source_20_Text">delete(key)</text:span> method, and finally the events are handled as required.</text:p>
        <text:p text:style-name="Preformatted_20_Text"><text:span text:style-name="Source_20_Text">function removeStudent(key){</text:span></text:p>
        <text:p text:style-name="Preformatted_20_Text"><text:span text:style-name="Source_20_Text"><text:s text:c="4"/>const request = db.transaction('students', 'readwrite')</text:span></text:p>
        <text:p text:style-name="Preformatted_20_Text"><text:span text:style-name="Source_20_Text"><text:s text:c="22"/>.objectStore('students');</text:span></text:p>
        <text:p text:style-name="Preformatted_20_Text"><text:span text:style-name="Source_20_Text"><text:s text:c="22"/>.delete(key);</text:span></text:p>
        <text:p text:style-name="Preformatted_20_Text"/>
        <text:p text:style-name="Preformatted_20_Text"><text:span text:style-name="Source_20_Text"><text:s text:c="4"/>request.onsuccess = ()=&gt; {</text:span></text:p>
        <text:p text:style-name="Preformatted_20_Text"><text:span text:style-name="Source_20_Text"><text:s text:c="8"/>console.log(`Student deleted, email: ${request.result}`);</text:span></text:p>
        <text:p text:style-name="Preformatted_20_Text"><text:span text:style-name="Source_20_Text"><text:s text:c="4"/>}</text:span></text:p>
        <text:p text:style-name="Preformatted_20_Text"/>
        <text:p text:style-name="Preformatted_20_Text"><text:span text:style-name="Source_20_Text"><text:s text:c="4"/>request.onerror = (err)=&gt; {</text:span></text:p>
        <text:p text:style-name="Preformatted_20_Text"><text:span text:style-name="Source_20_Text"><text:s text:c="8"/>console.error(`Error to delete student: ${err}`)</text:span></text:p>
        <text:p text:style-name="Preformatted_20_Text"><text:span text:style-name="Source_20_Text"><text:s text:c="4"/>}</text:span></text:p>
        <text:p text:style-name="Preformatted_20_Text"><text:span text:style-name="Source_20_Text">}</text:span></text:p>
        <text:p text:style-name="Preformatted_20_Text"/>
        <text:p text:style-name="P2"><text:span text:style-name="Source_20_Text">removeStudent('andres@andres.com');</text:span></text:p>
      </text:section>
      <text:h text:style-name="Heading_20_2" text:outline-level="2"><text:soft-page-break/>Clear </text:h>
      <text:p text:style-name="Text_20_body">You can also remove all data stored in an <text:span text:style-name="Emphasis">Object Store</text:span> with the <text:span text:style-name="Source_20_Text">clear()</text:span> method.</text:p>
      <text:p text:style-name="Preformatted_20_Text"><text:span text:style-name="Source_20_Text">function emptyStore(storeName){</text:span></text:p>
      <text:p text:style-name="Preformatted_20_Text"><text:span text:style-name="Source_20_Text"><text:s text:c="4"/>const request = db.transaction(storeName, 'readwrite')</text:span></text:p>
      <text:p text:style-name="Preformatted_20_Text"><text:span text:style-name="Source_20_Text"><text:s text:c="22"/>.objectStore(storeName);</text:span></text:p>
      <text:p text:style-name="Preformatted_20_Text"><text:span text:style-name="Source_20_Text"><text:s text:c="22"/>.clear();</text:span></text:p>
      <text:p text:style-name="Preformatted_20_Text"/>
      <text:p text:style-name="Preformatted_20_Text"><text:span text:style-name="Source_20_Text"><text:s text:c="4"/>request.onsuccess = ()=&gt; {</text:span></text:p>
      <text:p text:style-name="Preformatted_20_Text"><text:span text:style-name="Source_20_Text"><text:s text:c="8"/>console.log(`Object Store "${storeName}" emptied`);</text:span></text:p>
      <text:p text:style-name="Preformatted_20_Text"><text:span text:style-name="Source_20_Text"><text:s text:c="4"/>}</text:span></text:p>
      <text:p text:style-name="Preformatted_20_Text"/>
      <text:p text:style-name="Preformatted_20_Text"><text:span text:style-name="Source_20_Text"><text:s text:c="4"/>request.onerror = (err)=&gt; {</text:span></text:p>
      <text:p text:style-name="Preformatted_20_Text"><text:span text:style-name="Source_20_Text"><text:s text:c="8"/>console.error(`Error to empty Object Store: ${store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mptyStore('students');</text:span></text:p>
      <text:p text:style-name="P2"/>
      <text:section text:style-name="Sect1" text:name="Seção7">
        <text:p text:style-name="Text_20_body"><text:bookmark text:name="article-body6"/></text:p>
      </text:section>
      <text:h text:style-name="Heading_20_1" text:outline-level="1">Get data from IndexedDB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4"/><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Seção8">
        <text:p text:style-name="Text_20_body"><text:bookmark text:name="article-body7"/>There are several ways to get the stored data, each of them will be explained below:</text:p>
        <text:h text:style-name="Heading_20_2" text:outline-level="2">Individual data </text:h>
        <text:p text:style-name="Text_20_body">To get a single specific object, the <text:span text:style-name="Source_20_Text">get(key)</text:span> method is used, to which the <text:span text:style-name="Source_20_Text">key</text:span> of the object to be obtained is passed as a parameter.<text:line-break/>The requested data is returned as a result of the request.</text:p>
        <text:p text:style-name="Quotations">💡 This method returns <text:span text:style-name="Source_20_Text">undefined</text:span> as a result if the stored object has an <text:span text:style-name="Source_20_Text">undefined</text:span> value or the object doens't exist.</text:p>
        <text:p text:style-name="Preformatted_20_Text"><text:span text:style-name="Source_20_Text">function getStudent(key){</text:span></text:p>
        <text:p text:style-name="Preformatted_20_Text"><text:span text:style-name="Source_20_Text"><text:s text:c="4"/>const request = db.transaction('students')</text:span></text:p>
        <text:p text:style-name="Preformatted_20_Text"><text:span text:style-name="Source_20_Text"><text:s text:c="19"/>.objectStore('students')</text:span></text:p>
        <text:p text:style-name="Preformatted_20_Text"><text:span text:style-name="Source_20_Text"><text:s text:c="19"/>.get(key);</text:span></text:p>
        <text:p text:style-name="Preformatted_20_Text"/>
        <text:p text:style-name="Preformatted_20_Text"><text:span text:style-name="Source_20_Text"><text:s text:c="4"/>request.onsuccess = ()=&gt; {</text:span></text:p>
        <text:p text:style-name="Preformatted_20_Text"><text:span text:style-name="Source_20_Text"><text:s text:c="8"/>const student = request.result;</text:span></text:p>
        <text:p text:style-name="Preformatted_20_Text"/>
        <text:p text:style-name="Preformatted_20_Text"><text:span text:style-name="Source_20_Text"><text:s text:c="8"/>return student;</text:span></text:p>
        <text:p text:style-name="Preformatted_20_Text"><text:span text:style-name="Source_20_Text"><text:s text:c="4"/>}</text:span></text:p>
        <text:p text:style-name="Preformatted_20_Text"/>
        <text:p text:style-name="Preformatted_20_Text"><text:span text:style-name="Source_20_Text"><text:s text:c="4"/>request.onerror = (err)=&gt; {</text:span></text:p>
        <text:p text:style-name="Preformatted_20_Text"><text:span text:style-name="Source_20_Text"><text:s text:c="8"/>console.error(`Error to get student information: ${err}`)</text:span></text:p>
        <text:p text:style-name="Preformatted_20_Text"><text:span text:style-name="Source_20_Text"><text:s text:c="4"/>}</text:span></text:p>
        <text:p text:style-name="Preformatted_20_Text"><text:soft-page-break/><text:span text:style-name="Source_20_Text">}</text:span></text:p>
        <text:p text:style-name="Preformatted_20_Text"/>
        <text:p text:style-name="P2"><text:span text:style-name="Source_20_Text">getStudent('andres@andres.com');</text:span></text:p>
      </text:section>
      <text:h text:style-name="Heading_20_2" text:outline-level="2">Multiple data </text:h>
      <text:p text:style-name="Text_20_body">To get all the data from an <text:span text:style-name="Emphasis">Object Store</text:span> there are two possible ways:</text:p>
      <text:h text:style-name="Heading_20_3" text:outline-level="3"><text:span text:style-name="Source_20_Text">getAll()</text:span> </text:h>
      <text:p text:style-name="Text_20_body">If you want to get an array with all the data inside an <text:span text:style-name="Emphasis">Object Store</text:span>, the <text:span text:style-name="Source_20_Text">getAll()</text:span> method is used, for this use case this method has a better performance than using a cursor to go through each of the stored data, since the cursor will create an object for each stored data as the <text:span text:style-name="Emphasis">Object Store</text:span> iterates. Otherwise, <text:span text:style-name="Source_20_Text">getAll()</text:span> creates all the objects at the same time and returns the array.</text:p>
      <text:p text:style-name="Preformatted_20_Text"><text:span text:style-name="Source_20_Text">function getAllStudents(){</text:span></text:p>
      <text:p text:style-name="Preformatted_20_Text"><text:span text:style-name="Source_20_Text"><text:s text:c="4"/>const request = db.transaction('students')</text:span></text:p>
      <text:p text:style-name="Preformatted_20_Text"><text:span text:style-name="Source_20_Text"><text:s text:c="19"/>.objectStore('students')</text:span></text:p>
      <text:p text:style-name="Preformatted_20_Text"><text:span text:style-name="Source_20_Text"><text:s text:c="19"/>.getAll();</text:span></text:p>
      <text:p text:style-name="Preformatted_20_Text"/>
      <text:p text:style-name="Preformatted_20_Text"><text:span text:style-name="Source_20_Text"><text:s text:c="4"/>request.onsuccess = ()=&gt; {</text:span></text:p>
      <text:p text:style-name="Preformatted_20_Text"><text:span text:style-name="Source_20_Text"><text:s text:c="8"/>const students = request.result;</text:span></text:p>
      <text:p text:style-name="Preformatted_20_Text"/>
      <text:p text:style-name="Preformatted_20_Text"><text:span text:style-name="Source_20_Text"><text:s text:c="8"/>console.log('Got all the students');</text:span></text:p>
      <text:p text:style-name="Preformatted_20_Text"><text:span text:style-name="Source_20_Text"><text:s text:c="8"/>console.table(students)</text:span></text:p>
      <text:p text:style-name="Preformatted_20_Text"/>
      <text:p text:style-name="Preformatted_20_Text"><text:span text:style-name="Source_20_Text"><text:s text:c="8"/>return students;</text:span></text:p>
      <text:p text:style-name="Preformatted_20_Text"><text:span text:style-name="Source_20_Text"><text:s text:c="4"/>}</text:span></text:p>
      <text:p text:style-name="Preformatted_20_Text"/>
      <text:p text:style-name="Preformatted_20_Text"><text:span text:style-name="Source_20_Text"><text:s text:c="4"/>request.onerror = (err)=&gt; {</text:span></text:p>
      <text:p text:style-name="Preformatted_20_Text"><text:span text:style-name="Source_20_Text"><text:s text:c="8"/>console.error(`Error to get all students: ${err}`)</text:span></text:p>
      <text:p text:style-name="Preformatted_20_Text"><text:span text:style-name="Source_20_Text"><text:s text:c="4"/>}</text:span></text:p>
      <text:p text:style-name="Preformatted_20_Text"><text:span text:style-name="Source_20_Text">}</text:span></text:p>
      <text:p text:style-name="Preformatted_20_Text"/>
      <text:p text:style-name="P2"><text:span text:style-name="Source_20_Text">getAllStudents();</text:span></text:p>
      <text:h text:style-name="Heading_20_3" text:outline-level="3"><text:span text:style-name="Source_20_Text">cursor</text:span> </text:h>
      <text:p text:style-name="Text_20_body">If you want to work with all the data stored in an <text:span text:style-name="Source_20_Text">Object Store</text:span> independently, it is a good idea to use a cursor, which is a mechanism to iterate over multiple records based on their key.</text:p>
      <text:p text:style-name="Text_20_body">To use a <text:span text:style-name="Source_20_Text">cursor</text:span>, it must first be created with the <text:span text:style-name="Source_20_Text">openCursor()</text:span> method of the <text:span text:style-name="Strong_20_Emphasis">objectStore</text:span> object, once the request is made, the success event is handled where the result of the request is the <text:span text:style-name="Source_20_Text">cursor</text:span>, within this result we can access the stored data or only its <text:span text:style-name="Source_20_Text">key</text:span>. When there is no more data or a search result was not obtained, the cursor has the value of undefined. Finally, to move to the next stored data, we use the cursor's <text:span text:style-name="Source_20_Text">continue()</text:span> method.</text:p>
      <text:p text:style-name="Text_20_body">I find two use cases for the cursor:</text:p>
      <text:list xml:id="list1515137697" text:style-name="L5">
        <text:list-item>
          <text:p text:style-name="P11">When you want to work with each object of an <text:span text:style-name="Emphasis">Object Store</text:span> as it is gotten. </text:p>
        </text:list-item>
        <text:list-item>
          <text:p text:style-name="P10">When you want to work with the keys of each stored object, since using a cursor is more efficient than the <text:span text:style-name="Source_20_Text">getAll()</text:span> method for this specific case. </text:p>
        </text:list-item>
      </text:list>
      <text:p text:style-name="Text_20_body">For the example, suppose you have a method that prints the properties of each stored object called <text:span text:style-name="Source_20_Text">printInfo(obj)</text:span>:</text:p>
      <text:p text:style-name="Preformatted_20_Text"><text:soft-page-break/><text:span text:style-name="Source_20_Text">function printStudents(){</text:span></text:p>
      <text:p text:style-name="Preformatted_20_Text"><text:span text:style-name="Source_20_Text"><text:s text:c="4"/>const request = db.transaction('students')</text:span></text:p>
      <text:p text:style-name="Preformatted_20_Text"><text:span text:style-name="Source_20_Text"><text:s text:c="22"/>.objectStore('students')</text:span></text:p>
      <text:p text:style-name="Preformatted_20_Text"><text:span text:style-name="Source_20_Text"><text:s text:c="22"/>.openCursor();</text:span></text:p>
      <text:p text:style-name="Preformatted_20_Text"/>
      <text:p text:style-name="Preformatted_20_Text"><text:span text:style-name="Source_20_Text"><text:s text:c="4"/>request.onsuccess = ()=&gt; {</text:span></text:p>
      <text:p text:style-name="Preformatted_20_Text"><text:span text:style-name="Source_20_Text"><text:s text:c="8"/>const cursor = request.result;</text:span></text:p>
      <text:p text:style-name="Preformatted_20_Text"/>
      <text:p text:style-name="Preformatted_20_Text"><text:span text:style-name="Source_20_Text"><text:s text:c="8"/>if(cursor){</text:span></text:p>
      <text:p text:style-name="Preformatted_20_Text"><text:span text:style-name="Source_20_Text"><text:s text:c="12"/>printInfo(cursor.value);</text:span></text:p>
      <text:p text:style-name="Preformatted_20_Text"><text:span text:style-name="Source_20_Text"><text:s text:c="12"/>cursor.continue();</text:span></text:p>
      <text:p text:style-name="Preformatted_20_Text"><text:span text:style-name="Source_20_Text"><text:s text:c="8"/>}else{</text:span></text:p>
      <text:p text:style-name="Preformatted_20_Text"><text:span text:style-name="Source_20_Text"><text:s text:c="12"/>console.log('No more entries')</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2"><text:span text:style-name="Source_20_Text">printStudents();</text:span></text:p>
      <text:section text:style-name="Sect1" text:name="Seção9">
        <text:p text:style-name="Text_20_body"><text:bookmark text:name="article-body8"/></text:p>
      </text:section>
      <text:h text:style-name="Heading_20_1" text:outline-level="1">Update data from IndexedDB </text:h>
      <text:p text:style-name="Text_20_body"><text:a xlink:type="simple" xlink:href="https://dev.to/t/javascript" text:style-name="Internet_20_link" text:visited-style-name="Visited_20_Internet_20_Link">#javascript</text:a> <text:a xlink:type="simple" xlink:href="https://dev.to/t/webdev" text:style-name="Internet_20_link" text:visited-style-name="Visited_20_Internet_20_Link">#webdev</text:a> <text:a xlink:type="simple" xlink:href="https://dev.to/t/programming" text:style-name="Internet_20_link" text:visited-style-name="Visited_20_Internet_20_Link">#programming</text:a> <text:a xlink:type="simple" xlink:href="https://dev.to/t/100daysofcode" text:style-name="Internet_20_link" text:visited-style-name="Visited_20_Internet_20_Link">#100daysofcode</text:a> </text:p>
      <text:h text:style-name="Heading_20_2" text:outline-level="2"><text:a xlink:type="simple" xlink:href="https://dev.to/pandresdev/series/16157" text:style-name="Internet_20_link" text:visited-style-name="Visited_20_Internet_20_Link">Mastering IndexedDB (6 Part Series)</text:a> </text:h>
      <text:p text:style-name="P3"><text:a xlink:type="simple" xlink:href="https://dev.to/pandresdev/indexeddb-step-by-step-2475" text:style-name="Internet_20_link" text:visited-style-name="Visited_20_Internet_20_Link">1 IndexedDB: Step by step </text:a><text:a xlink:type="simple" xlink:href="https://dev.to/pandresdev/create-a-database-with-indexedbd-1f1j" text:style-name="Internet_20_link" text:visited-style-name="Visited_20_Internet_20_Link">2 Create a database with IndexedBD </text:a><text:bookmark text:name="collection-link-inbetween5"/><text:a xlink:type="simple" xlink:href="https://dev.to/pandresdev/add-data-to-indexeddb-4e6o" text:style-name="Internet_20_link" text:visited-style-name="Visited_20_Internet_20_Link">... 2 more parts... </text:a><text:a xlink:type="simple" xlink:href="https://dev.to/pandresdev/get-data-from-indexeddb-7hg" text:style-name="Internet_20_link" text:visited-style-name="Visited_20_Internet_20_Link">5 Get data from IndexedDB </text:a><text:a xlink:type="simple" xlink:href="https://dev.to/pandresdev/update-data-from-indexeddb-31pb" text:style-name="Internet_20_link" text:visited-style-name="Visited_20_Internet_20_Link">6 Update data from IndexedDB </text:a></text:p>
      <text:section text:style-name="Sect1" text:name="Seção10">
        <text:p text:style-name="Text_20_body"><text:bookmark text:name="article-body9"/>To update an existing data in the database, the <text:span text:style-name="Source_20_Text">put(item, key)</text:span> method is used. However, if the requested data doesn't exist, this method creates it and inserts it in the <text:span text:style-name="Emphasis">Object Store</text:span>. This method returns the <text:span text:style-name="Source_20_Text">key</text:span> of the stored object as a result.</text:p>
        <text:p text:style-name="Text_20_body">The method used has two parameters, the first is the object to update or insert, and the second parameter is optional and refers to the <text:span text:style-name="Source_20_Text">key</text:span> of the object, this last parameter is only necessary when an autoincrement value is used as the key of the stored objects, since if it is not specified a new object will be created with an automatically generated key.</text:p>
        <text:p text:style-name="Text_20_body">To update, usually the <text:span text:style-name="Source_20_Text">get(key)</text:span> method is first used to get the stored object, then the necessary properties are updated, and finally the <text:span text:style-name="Source_20_Text">put(obj)</text:span> method is used with the new object.</text:p>
        <text:p text:style-name="Preformatted_20_Text"><text:span text:style-name="Source_20_Text">function updateStudent(key){</text:span></text:p>
        <text:p text:style-name="Preformatted_20_Text"><text:span text:style-name="Source_20_Text"><text:s text:c="4"/>const objectStore = db.transaction('students')</text:span></text:p>
        <text:p text:style-name="Preformatted_20_Text"><text:span text:style-name="Source_20_Text"><text:s text:c="26"/>.objectStore('students');</text:span></text:p>
        <text:p text:style-name="Preformatted_20_Text"/>
        <text:p text:style-name="Preformatted_20_Text"><text:span text:style-name="Source_20_Text"><text:s text:c="4"/>const request = objectStore.get(key);</text:span></text:p>
        <text:p text:style-name="Preformatted_20_Text"/>
        <text:p text:style-name="Preformatted_20_Text"><text:span text:style-name="Source_20_Text"><text:s text:c="4"/>request.onsuccess = ()=&gt; {</text:span></text:p>
        <text:p text:style-name="Preformatted_20_Text"/>
        <text:p text:style-name="Preformatted_20_Text"><text:span text:style-name="Source_20_Text"><text:s text:c="8"/>const student = request.result;</text:span></text:p>
        <text:p text:style-name="Preformatted_20_Text"/>
        <text:p text:style-name="Preformatted_20_Text"><text:span text:style-name="Source_20_Text"><text:s text:c="8"/>// Change the name property</text:span></text:p>
        <text:p text:style-name="Preformatted_20_Text"><text:span text:style-name="Source_20_Text"><text:s text:c="8"/>student.name = 'Fulanito';</text:span></text:p>
        <text:p text:style-name="Preformatted_20_Text"/>
        <text:p text:style-name="Preformatted_20_Text"><text:span text:style-name="Source_20_Text"><text:s text:c="8"/>// Create a request to update</text:span></text:p>
        <text:p text:style-name="Preformatted_20_Text"><text:soft-page-break/><text:span text:style-name="Source_20_Text"><text:s text:c="8"/>const updateRequest = objectStore.update(student);</text:span></text:p>
        <text:p text:style-name="Preformatted_20_Text"/>
        <text:p text:style-name="Preformatted_20_Text"><text:span text:style-name="Source_20_Text"><text:s text:c="8"/>updateRequest.onsuccess = () =&gt; {</text:span></text:p>
        <text:p text:style-name="Preformatted_20_Text"/>
        <text:p text:style-name="Preformatted_20_Text"><text:span text:style-name="Source_20_Text"><text:s text:c="12"/>console.log(`Estudent updated, email: ${updateRequest.result}`)</text:span></text:p>
        <text:p text:style-name="Preformatted_20_Text"/>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2"><text:span text:style-name="Source_20_Text">updateStudent('andres@andres.com');</text:span></text:p>
      </text:section>
      <text:section text:style-name="Sect1" text:name="Seção11">
        <text:p text:style-name="P3"><text:bookmark text:name="article-body10"/></text:p>
      </text:section>
      <text:p text:style-name="Standard"><text:a xlink:type="simple" xlink:href="https://dev.to/pandresdev/indexeddb-step-by-step-2475" text:style-name="Internet_20_link" text:visited-style-name="Visited_20_Internet_20_Link">https://dev.to/pandresdev/indexeddb-step-by-step-2475</text:a></text:p>
      <text:p text:style-name="Standard"/>
      <text:h text:style-name="P1" text:outline-level="1">A quick but complete guide to IndexedDB and storing data in browsers</text:h>
      <text:p text:style-name="P3"><text:s/><text:a xlink:type="simple" xlink:href="https://www.freecodecamp.org/news/author/flavio/" text:style-name="Internet_20_link" text:visited-style-name="Visited_20_Internet_20_Link">Flavio Copes </text:a></text:p>
      <text:p text:style-name="Standard"/>
      <text:h text:style-name="Heading_20_2" text:outline-level="2"><text:bookmark text:name="introductiontoindexeddb"/>Introduction to IndexedDB</text:h>
      <text:p text:style-name="Text_20_body">IndexedDB is one of the storage capabilities introduced into browsers over the years.<text:line-break/>It's a key/value store (a noSQL database) considered to be <text:span text:style-name="Strong_20_Emphasis">the definitive solution for storing data in browsers</text:span>.</text:p>
      <text:p text:style-name="Text_20_body">It's an asynchronous API, which means that performing costly operations won't block the UI thread providing a sloppy experience to users. It can store an indefinite amount of data, although once over a certain threshold the user is prompted to give the site higher limits.</text:p>
      <text:p text:style-name="Text_20_body">It's <text:a xlink:type="simple" xlink:href="http://caniuse.com/#feat=indexeddb" text:style-name="Internet_20_link" text:visited-style-name="Visited_20_Internet_20_Link">supported on all modern browsers</text:a>.</text:p>
      <text:p text:style-name="Text_20_body">It supports transactions, versioning and gives good performance.</text:p>
      <text:p text:style-name="Text_20_body">Inside the browser we can also use:</text:p>
      <text:list xml:id="list3121773561" text:style-name="L6">
        <text:list-item>
          <text:p text:style-name="P13"><text:a xlink:type="simple" xlink:href="https://flaviocopes.com/cookies/" text:style-name="Internet_20_link" text:visited-style-name="Visited_20_Internet_20_Link"><text:span text:style-name="Strong_20_Emphasis">Cookies</text:span></text:a>: can host a very small amount of strings </text:p>
        </text:list-item>
        <text:list-item>
          <text:p text:style-name="P12"><text:a xlink:type="simple" xlink:href="https://flaviocopes.com/web-storage-api/" text:style-name="Internet_20_link" text:visited-style-name="Visited_20_Internet_20_Link"><text:span text:style-name="Strong_20_Emphasis">Web Storage</text:span></text:a> (or DOM Storage), a term that commonly identifies localStorage and sessionStorage, two key/value stores. sessionStorage, does not retain data, which is cleared when the session ends, while localStorage keeps the data across sessions </text:p>
        </text:list-item>
      </text:list>
      <text:p text:style-name="Text_20_body">Local/session storage have the disadvantage of being capped at a small (and inconsistent) size, with browsers implementation offering from 2MB to 10MB of space per site.</text:p>
      <text:p text:style-name="Text_20_body">In the past we also had <text:span text:style-name="Strong_20_Emphasis">Web SQL</text:span>, a wrapper around SQLite, but now this is <text:span text:style-name="Strong_20_Emphasis">deprecated</text:span> and unsupported on some modern browsers, it's never been a recognized standard and so it should not be used, although 83% of users have this technology on their devices <text:a xlink:type="simple" xlink:href="http://caniuse.com/#feat=sql-storage" text:style-name="Internet_20_link" text:visited-style-name="Visited_20_Internet_20_Link">according to Can I Use</text:a>.</text:p>
      <text:p text:style-name="Text_20_body">While you can technically create multiple databases per site, you generally <text:span text:style-name="Strong_20_Emphasis">create one single database</text:span>, and inside that database you can create <text:span text:style-name="Strong_20_Emphasis">multiple object stores</text:span>.</text:p>
      <text:p text:style-name="Text_20_body">A database is <text:span text:style-name="Strong_20_Emphasis">private to a domain</text:span>, so any other site cannot access another website IndexedDB stores.</text:p>
      <text:p text:style-name="Text_20_body">Each store usually contains a set of <text:span text:style-name="Emphasis">things</text:span>, which can be</text:p>
      <text:list xml:id="list2580893715" text:style-name="L7">
        <text:list-item>
          <text:p text:style-name="P15">strings </text:p>
        </text:list-item>
        <text:list-item>
          <text:p text:style-name="P15">numbers </text:p>
        </text:list-item>
        <text:list-item>
          <text:p text:style-name="P15">objects </text:p>
        </text:list-item>
        <text:list-item>
          <text:p text:style-name="P15">arrays </text:p>
        </text:list-item>
        <text:list-item>
          <text:p text:style-name="P14">dates </text:p>
        </text:list-item>
      </text:list>
      <text:p text:style-name="Quotations">For example you might have a store that contains posts, another that contains comments.</text:p>
      <text:p text:style-name="Text_20_body"><text:soft-page-break/>A store contains a number of items which have a unique key, which represents the way by which an object can be identified.</text:p>
      <text:p text:style-name="Text_20_body">You can alter those stores using transactions, by performing add, edit and delete operations, and iterating over the items they contain.</text:p>
      <text:p text:style-name="Text_20_body">Since the advent of <text:a xlink:type="simple" xlink:href="https://flaviocopes.com/javascript-promises" text:style-name="Internet_20_link" text:visited-style-name="Visited_20_Internet_20_Link">Promises</text:a> in ES6, and the subsequent move of APIs to using promises, the IndexedDB API seems a bit <text:span text:style-name="Emphasis">old school</text:span>.</text:p>
      <text:p text:style-name="Text_20_body">While there's nothing wrong in it, in all the examples that I'll explain I'll use the <text:a xlink:type="simple" xlink:href="https://github.com/jakearchibald/idb" text:style-name="Internet_20_link" text:visited-style-name="Visited_20_Internet_20_Link">IndexedDB Promised Library</text:a> by Jake Archibald, which is a tiny layer on top of the IndexedDB API to make it easier to use.</text:p>
      <text:p text:style-name="Quotations">This library is also used on all the examples on the Google Developers website regarding IndexedDB</text:p>
      <text:h text:style-name="Heading_20_2" text:outline-level="2"><text:bookmark text:name="createanindexeddbdatabase"/>Create an IndexedDB Database</text:h>
      <text:p text:style-name="Text_20_body">The simplest way is to use <text:span text:style-name="Emphasis">unpkg</text:span>, by adding this to the page header:</text:p>
      <text:p text:style-name="Preformatted_20_Text"><text:span text:style-name="Source_20_Text">&lt;script type="module"&gt;</text:span></text:p>
      <text:p text:style-name="Preformatted_20_Text"><text:span text:style-name="Source_20_Text">import { openDB, deleteDB } from 'https://unpkg.com/idb?module'</text:span></text:p>
      <text:p text:style-name="P2"><text:span text:style-name="Source_20_Text">&lt;/script&gt;</text:span></text:p>
      <text:p text:style-name="Text_20_body">Before using the IndexedDB API, always make sure you check for support in the browser, even though it's widely available, you never know which browser the user is using:</text:p>
      <text:p text:style-name="Preformatted_20_Text"><text:span text:style-name="Source_20_Text">(() =&gt; {</text:span></text:p>
      <text:p text:style-name="Preformatted_20_Text"><text:span text:style-name="Source_20_Text"><text:s text:c="2"/>'use strict'</text:span></text:p>
      <text:p text:style-name="Preformatted_20_Text"/>
      <text:p text:style-name="Preformatted_20_Text"><text:span text:style-name="Source_20_Text"><text:s text:c="2"/>if (!('indexedDB' in window)) {</text:span></text:p>
      <text:p text:style-name="Preformatted_20_Text"><text:span text:style-name="Source_20_Text"><text:s text:c="4"/>console.warn('IndexedDB not supported')</text:span></text:p>
      <text:p text:style-name="Preformatted_20_Text"><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IndexedDB code</text:span></text:p>
      <text:p text:style-name="P2"><text:span text:style-name="Source_20_Text">})()</text:span></text:p>
      <text:h text:style-name="Heading_20_3" text:outline-level="3"><text:bookmark text:name="howtocreateadatabase"/>How to <text:span text:style-name="Strong_20_Emphasis">create a database</text:span></text:h>
      <text:p text:style-name="Text_20_body">Using <text:span text:style-name="Source_20_Text">openDB()</text:span>:</text:p>
      <text:p text:style-name="Preformatted_20_Text"><text:span text:style-name="Source_20_Text">(async () =&gt; {</text:span></text:p>
      <text:p text:style-name="Preformatted_20_Text"><text:span text:style-name="Source_20_Text"><text:s text:c="2"/>//...</text:span></text:p>
      <text:p text:style-name="Preformatted_20_Text"/>
      <text:p text:style-name="Preformatted_20_Text"><text:span text:style-name="Source_20_Text"><text:s text:c="2"/>const dbName = 'mydbname'</text:span></text:p>
      <text:p text:style-name="Preformatted_20_Text"><text:span text:style-name="Source_20_Text"><text:s text:c="2"/>const storeName = 'store1'</text:span></text:p>
      <text:p text:style-name="Preformatted_20_Text"><text:span text:style-name="Source_20_Text"><text:s text:c="2"/>const version = 1 //versions start at 1</text:span></text:p>
      <text:p text:style-name="Preformatted_20_Text"/>
      <text:p text:style-name="Preformatted_20_Text"><text:span text:style-name="Source_20_Text"><text:s text:c="2"/>const db = await openDB(dbName, version, {</text:span></text:p>
      <text:p text:style-name="Preformatted_20_Text"><text:span text:style-name="Source_20_Text"><text:s text:c="4"/>upgrade(db, oldVersion, newVersion, transaction) {</text:span></text:p>
      <text:p text:style-name="Preformatted_20_Text"><text:span text:style-name="Source_20_Text"><text:s text:c="6"/>const store = db.createObjectStore(storeName)</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p text:style-name="Text_20_body"><text:soft-page-break/>The first 2 parameters are the database name, and the verson. The third param, which is optional, is an object that contains a function <text:span text:style-name="Strong_20_Emphasis">called only if the version number is higher than the current installed database version</text:span>. In the function body you can upgrade the structure (stores and indexes) of the db.</text:p>
      <text:h text:style-name="Heading_20_2" text:outline-level="2"><text:bookmark text:name="addingdataintoastore"/>Adding data into a store</text:h>
      <text:h text:style-name="Heading_20_3" text:outline-level="3"><text:bookmark text:name="addingdatawhenthestoreiscreatedinitializingit"/>Adding data when the store is created, initializing it</text:h>
      <text:p text:style-name="Text_20_body">You use the <text:span text:style-name="Source_20_Text">put</text:span> method of the object store, but first we need a reference to it, which we can get from <text:span text:style-name="Source_20_Text">db.createObjectStore()</text:span> when we create it.</text:p>
      <text:p text:style-name="Text_20_body">When using <text:span text:style-name="Source_20_Text">put</text:span>, the value is the first argument, the key is the second. This is because if you specify <text:span text:style-name="Source_20_Text">keyPath</text:span> when creating the object store, you don't need to enter the key name on every put() request, you can just write the value.</text:p>
      <text:p text:style-name="Text_20_body">This populates <text:span text:style-name="Source_20_Text">store0</text:span> as soon as we create it:</text:p>
      <text:p text:style-name="Preformatted_20_Text"><text:span text:style-name="Source_20_Text">(async () =&gt; {</text:span></text:p>
      <text:p text:style-name="Preformatted_20_Text"><text:span text:style-name="Source_20_Text"><text:s text:c="2"/>//...</text:span></text:p>
      <text:p text:style-name="Preformatted_20_Text"><text:span text:style-name="Source_20_Text"><text:s text:c="2"/>const dbName = 'mydbname'</text:span></text:p>
      <text:p text:style-name="Preformatted_20_Text"><text:span text:style-name="Source_20_Text"><text:s text:c="2"/>const storeName = 'store0'</text:span></text:p>
      <text:p text:style-name="Preformatted_20_Text"><text:span text:style-name="Source_20_Text"><text:s text:c="2"/>const version = 1</text:span></text:p>
      <text:p text:style-name="Preformatted_20_Text"/>
      <text:p text:style-name="Preformatted_20_Text"><text:span text:style-name="Source_20_Text"><text:s text:c="2"/>const db = await openDB(dbName, version,{</text:span></text:p>
      <text:p text:style-name="Preformatted_20_Text"><text:span text:style-name="Source_20_Text"><text:s text:c="4"/>upgrade(db, oldVersion, newVersion, transaction) {</text:span></text:p>
      <text:p text:style-name="Preformatted_20_Text"><text:span text:style-name="Source_20_Text"><text:s text:c="6"/>const store = db.createObjectStore(storeName)</text:span></text:p>
      <text:p text:style-name="Preformatted_20_Text"><text:span text:style-name="Source_20_Text"><text:s text:c="6"/>store.put('Hello world!', 'Hello')</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h text:style-name="Heading_20_3" text:outline-level="3"><text:bookmark text:name="addingdatawhenthestoreisalreadycreatedusingtransactions"/>Adding data when the store is already created, using transactions</text:h>
      <text:p text:style-name="Text_20_body">To add items later down the road, you need to create a read/write <text:span text:style-name="Strong_20_Emphasis">transaction</text:span>, that ensures database integrity (if an operation fails, all the operations in the transaction are rolled back and the state goes back to a known state).</text:p>
      <text:p text:style-name="Text_20_body">For that, use a reference to the <text:span text:style-name="Source_20_Text">dbPromise</text:span> object we got when calling <text:span text:style-name="Source_20_Text">openDB</text:span>, and run:</text:p>
      <text:p text:style-name="Preformatted_20_Text"><text:span text:style-name="Source_20_Text">(async () =&gt; {</text:span></text:p>
      <text:p text:style-name="Preformatted_20_Text"><text:span text:style-name="Source_20_Text"><text:s text:c="2"/>//...</text:span></text:p>
      <text:p text:style-name="Preformatted_20_Text"><text:span text:style-name="Source_20_Text"><text:s text:c="2"/>const dbName = 'mydbname'</text:span></text:p>
      <text:p text:style-name="Preformatted_20_Text"><text:span text:style-name="Source_20_Text"><text:s text:c="2"/>const storeName = 'store0'</text:span></text:p>
      <text:p text:style-name="Preformatted_20_Text"><text:span text:style-name="Source_20_Text"><text:s text:c="2"/>const version = 1</text:span></text:p>
      <text:p text:style-name="Preformatted_20_Text"/>
      <text:p text:style-name="Preformatted_20_Text"><text:span text:style-name="Source_20_Text"><text:s text:c="2"/>const db = await openDB(/* ... */)</text:span></text:p>
      <text:p text:style-name="Preformatted_20_Text"/>
      <text:p text:style-name="Preformatted_20_Text"><text:span text:style-name="Source_20_Text"><text:s text:c="2"/>const tx = db.transaction(storeName, 'readwrite')</text:span></text:p>
      <text:p text:style-name="Preformatted_20_Text"><text:span text:style-name="Source_20_Text"><text:s text:c="2"/>const store = await tx.objectStore(storeName)</text:span></text:p>
      <text:p text:style-name="Preformatted_20_Text"/>
      <text:p text:style-name="Preformatted_20_Text"><text:span text:style-name="Source_20_Text"><text:s text:c="2"/>const val = 'hey!'</text:span></text:p>
      <text:p text:style-name="Preformatted_20_Text"><text:span text:style-name="Source_20_Text"><text:s text:c="2"/>const key = 'Hello again'</text:span></text:p>
      <text:p text:style-name="Preformatted_20_Text"><text:span text:style-name="Source_20_Text"><text:s text:c="2"/>const value = await store.put(val, key)</text:span></text:p>
      <text:p text:style-name="Preformatted_20_Text"><text:span text:style-name="Source_20_Text"><text:s text:c="2"/>await tx.done</text:span></text:p>
      <text:p text:style-name="P2"><text:span text:style-name="Source_20_Text">})()</text:span></text:p>
      <text:h text:style-name="Heading_20_2" text:outline-level="2"><text:bookmark text:name="gettingdatafromastore"/><text:soft-page-break/>Getting data from a store</text:h>
      <text:h text:style-name="Heading_20_3" text:outline-level="3"><text:bookmark text:name="gettingoneitemfromastoreget"/>Getting one item from a store: <text:span text:style-name="Source_20_Text">get()</text:span></text:h>
      <text:p text:style-name="Preformatted_20_Text"><text:span text:style-name="Source_20_Text">const key = 'Hello again'</text:span></text:p>
      <text:p text:style-name="P2"><text:span text:style-name="Source_20_Text">const item = await db.transaction(storeName).objectStore(storeName).get(key)</text:span></text:p>
      <text:h text:style-name="Heading_20_3" text:outline-level="3"><text:bookmark text:name="gettingalltheitemsfromastoregetall"/>Getting all the items from a store: <text:span text:style-name="Source_20_Text">getAll()</text:span></text:h>
      <text:p text:style-name="Text_20_body">Get all the keys stored</text:p>
      <text:p text:style-name="P2"><text:span text:style-name="Source_20_Text">const items = await db.transaction(storeName).objectStore(storeName).getAllKeys()</text:span></text:p>
      <text:p text:style-name="Text_20_body">Get all the values stored</text:p>
      <text:p text:style-name="P2"><text:span text:style-name="Source_20_Text">const items = await db.transaction(storeName).objectStore(storeName).getAll()</text:span></text:p>
      <text:h text:style-name="Heading_20_2" text:outline-level="2"><text:bookmark text:name="deletingdatafromindexeddb"/>Deleting data from IndexedDB</text:h>
      <text:p text:style-name="Text_20_body">Deleting the database, an object store and data</text:p>
      <text:h text:style-name="Heading_20_3" text:outline-level="3"><text:bookmark text:name="deleteanentireindexeddbdatabase"/>Delete an entire IndexedDB database</text:h>
      <text:p text:style-name="Preformatted_20_Text"><text:span text:style-name="Source_20_Text">const dbName = 'mydbname'</text:span></text:p>
      <text:p text:style-name="P2"><text:span text:style-name="Source_20_Text">await deleteDB(dbName)</text:span></text:p>
      <text:h text:style-name="Heading_20_3" text:outline-level="3"><text:bookmark text:name="todeletedatainanobjectstore"/>To delete data in an object store</text:h>
      <text:p text:style-name="Text_20_body">We use a transaction:</text:p>
      <text:p text:style-name="Preformatted_20_Text"><text:span text:style-name="Source_20_Text">(async () =&gt; {</text:span></text:p>
      <text:p text:style-name="Preformatted_20_Text"><text:span text:style-name="Source_20_Text"><text:s text:c="2"/>//...</text:span></text:p>
      <text:p text:style-name="Preformatted_20_Text"/>
      <text:p text:style-name="Preformatted_20_Text"><text:span text:style-name="Source_20_Text"><text:s text:c="2"/>const dbName = 'mydbname'</text:span></text:p>
      <text:p text:style-name="Preformatted_20_Text"><text:span text:style-name="Source_20_Text"><text:s text:c="2"/>const storeName = 'store1'</text:span></text:p>
      <text:p text:style-name="Preformatted_20_Text"><text:span text:style-name="Source_20_Text"><text:s text:c="2"/>const version = 1</text:span></text:p>
      <text:p text:style-name="Preformatted_20_Text"/>
      <text:p text:style-name="Preformatted_20_Text"><text:span text:style-name="Source_20_Text"><text:s text:c="2"/>const db = await openDB(dbName, version, {</text:span></text:p>
      <text:p text:style-name="Preformatted_20_Text"><text:span text:style-name="Source_20_Text"><text:s text:c="4"/>upgrade(db, oldVersion, newVersion, transaction) {</text:span></text:p>
      <text:p text:style-name="Preformatted_20_Text"><text:span text:style-name="Source_20_Text"><text:s text:c="6"/>const store = db.createObjectStore(storeNam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tx = await db.transaction(storeName, 'readwrite')</text:span></text:p>
      <text:p text:style-name="Preformatted_20_Text"><text:span text:style-name="Source_20_Text"><text:s text:c="2"/>const store = await tx.objectStore(storeName)</text:span></text:p>
      <text:p text:style-name="Preformatted_20_Text"/>
      <text:p text:style-name="Preformatted_20_Text"><text:span text:style-name="Source_20_Text"><text:s text:c="2"/>const key = 'Hello again'</text:span></text:p>
      <text:p text:style-name="Preformatted_20_Text"><text:span text:style-name="Source_20_Text"><text:s text:c="2"/>await store.delete(key)</text:span></text:p>
      <text:p text:style-name="Preformatted_20_Text"><text:span text:style-name="Source_20_Text"><text:s text:c="2"/>await tx.done</text:span></text:p>
      <text:p text:style-name="P2"><text:span text:style-name="Source_20_Text">})()</text:span></text:p>
      <text:h text:style-name="Heading_20_2" text:outline-level="2"><text:bookmark text:name="migratefrompreviousversionofadatabase"/>Migrate from previous version of a database</text:h>
      <text:p text:style-name="Text_20_body">The third (optional) parameter of the <text:span text:style-name="Source_20_Text">openDB()</text:span> function is an object that can contain an <text:span text:style-name="Source_20_Text">upgrade</text:span> function <text:span text:style-name="Strong_20_Emphasis">called only if the version number is higher than the current installed </text:span><text:soft-page-break/><text:span text:style-name="Strong_20_Emphasis">database version</text:span>. In that function body you can upgrade the structure (stores and indexes) of the db:</text:p>
      <text:p text:style-name="Preformatted_20_Text"><text:span text:style-name="Source_20_Text">const name = 'mydbname'</text:span></text:p>
      <text:p text:style-name="Preformatted_20_Text"><text:span text:style-name="Source_20_Text">const version = 1</text:span></text:p>
      <text:p text:style-name="Preformatted_20_Text"><text:span text:style-name="Source_20_Text">openDB(name, version, {</text:span></text:p>
      <text:p text:style-name="Preformatted_20_Text"><text:span text:style-name="Source_20_Text"><text:s text:c="2"/>upgrade(db, oldVersion, newVersion, transaction) {</text:span></text:p>
      <text:p text:style-name="Preformatted_20_Text"><text:span text:style-name="Source_20_Text"><text:s text:c="4"/>console.log(oldVersion)</text:span></text:p>
      <text:p text:style-name="Preformatted_20_Text"><text:span text:style-name="Source_20_Text"><text:s text:c="2"/>}</text:span></text:p>
      <text:p text:style-name="P2"><text:span text:style-name="Source_20_Text">})</text:span></text:p>
      <text:p text:style-name="Text_20_body">In this callback, you can check from which version the user is updating, and perform some operations accordingly.</text:p>
      <text:p text:style-name="Text_20_body">You can perform a migration from a previous database version using this syntax</text:p>
      <text:p text:style-name="Preformatted_20_Text"><text:span text:style-name="Source_20_Text">(async () =&gt; {</text:span></text:p>
      <text:p text:style-name="Preformatted_20_Text"><text:span text:style-name="Source_20_Text"><text:s text:c="2"/>//...</text:span></text:p>
      <text:p text:style-name="Preformatted_20_Text"><text:span text:style-name="Source_20_Text"><text:s text:c="2"/>const dbName = 'mydbname'</text:span></text:p>
      <text:p text:style-name="Preformatted_20_Text"><text:span text:style-name="Source_20_Text"><text:s text:c="2"/>const storeName = 'store0'</text:span></text:p>
      <text:p text:style-name="Preformatted_20_Text"><text:span text:style-name="Source_20_Text"><text:s text:c="2"/>const version = 1</text:span></text:p>
      <text:p text:style-name="Preformatted_20_Text"/>
      <text:p text:style-name="Preformatted_20_Text"><text:span text:style-name="Source_20_Text"><text:s text:c="2"/>const db = await openDB(dbName, version, {</text:span></text:p>
      <text:p text:style-name="Preformatted_20_Text"><text:span text:style-name="Source_20_Text"><text:s text:c="4"/>upgrade(db, oldVersion, newVersion, transaction) {</text:span></text:p>
      <text:p text:style-name="Preformatted_20_Text"><text:span text:style-name="Source_20_Text"><text:s text:c="6"/>switch (oldVersion) {</text:span></text:p>
      <text:p text:style-name="Preformatted_20_Text"><text:span text:style-name="Source_20_Text"><text:s text:c="8"/>case 0: // no db created before</text:span></text:p>
      <text:p text:style-name="Preformatted_20_Text"><text:span text:style-name="Source_20_Text"><text:s text:c="10"/>// a store introduced in version 1</text:span></text:p>
      <text:p text:style-name="Preformatted_20_Text"><text:span text:style-name="Source_20_Text"><text:s text:c="10"/>db.createObjectStore('store1')</text:span></text:p>
      <text:p text:style-name="Preformatted_20_Text"><text:span text:style-name="Source_20_Text"><text:s text:c="8"/>case 1:</text:span></text:p>
      <text:p text:style-name="Preformatted_20_Text"><text:span text:style-name="Source_20_Text"><text:s text:c="10"/>// a new store in version 2</text:span></text:p>
      <text:p text:style-name="Preformatted_20_Text"><text:span text:style-name="Source_20_Text"><text:s text:c="10"/>db.createObjectStore('store2', { keyPath: 'name' })</text:span></text:p>
      <text:p text:style-name="Preformatted_20_Text"><text:span text:style-name="Source_20_Text"><text:s text:c="6"/>}</text:span></text:p>
      <text:p text:style-name="Preformatted_20_Text"><text:span text:style-name="Source_20_Text"><text:s text:c="6"/>db.createObjectStore(storeName)</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h text:style-name="Heading_20_2" text:outline-level="2"><text:bookmark text:name="uniquekeys"/>Unique keys</text:h>
      <text:p text:style-name="Text_20_body"><text:span text:style-name="Source_20_Text">createObjectStore()</text:span> as you can see in <text:span text:style-name="Source_20_Text">case 1</text:span> accepts a second parameter that indicates the index key of the database. This is very useful when you store objects: <text:span text:style-name="Source_20_Text">put()</text:span> calls don't need a second parameter, but can just take the value (an object) and the key will be mapped to the object property that has that name.</text:p>
      <text:p text:style-name="Text_20_body">The index gives you a way to retrieve a value later by that specific key, and it must be unique (every item must have a different key)</text:p>
      <text:p text:style-name="Text_20_body">A key can be set to auto increment, so you don't need to keep track of it on the client code:</text:p>
      <text:p text:style-name="P2"><text:span text:style-name="Source_20_Text">db.createObjectStore('notes', { autoIncrement: true })</text:span></text:p>
      <text:p text:style-name="Text_20_body">Use auto increment if your values do not contain a unique key already (for example, if you collect email addresses without an associated name).</text:p>
      <text:h text:style-name="Heading_20_3" text:outline-level="3"><text:bookmark text:name="checkifastoreexists"/>Check if a store exists</text:h>
      <text:p text:style-name="Text_20_body">You can check if an object store already exists by calling the <text:span text:style-name="Source_20_Text">objectStoreNames()</text:span> method:</text:p>
      <text:p text:style-name="Preformatted_20_Text"><text:soft-page-break/><text:span text:style-name="Source_20_Text">const storeName = 'store1'</text:span></text:p>
      <text:p text:style-name="Preformatted_20_Text"/>
      <text:p text:style-name="Preformatted_20_Text"><text:span text:style-name="Source_20_Text">if (!db.objectStoreNames.contains(storeName)) {</text:span></text:p>
      <text:p text:style-name="Preformatted_20_Text"><text:span text:style-name="Source_20_Text"><text:s text:c="2"/>db.createObjectStore(storeName)</text:span></text:p>
      <text:p text:style-name="P2"><text:span text:style-name="Source_20_Text">}</text:span></text:p>
      <text:h text:style-name="Heading_20_2" text:outline-level="2"><text:bookmark text:name="deletingfromindexeddb"/>Deleting from IndexedDB</text:h>
      <text:p text:style-name="Text_20_body">Deleting the database, an object store and data</text:p>
      <text:h text:style-name="Heading_20_3" text:outline-level="3"><text:bookmark text:name="deleteadatabase"/>Delete a database</text:h>
      <text:p text:style-name="P2"><text:span text:style-name="Source_20_Text">await deleteDB('mydb')</text:span></text:p>
      <text:h text:style-name="Heading_20_3" text:outline-level="3"><text:bookmark text:name="deleteanobjectstore"/>Delete an object store</text:h>
      <text:p text:style-name="Text_20_body">An object store can only be deleted in the callback when opening a db, and that callback is only called if you specify a version higher than the one currently installed:</text:p>
      <text:p text:style-name="Preformatted_20_Text"><text:span text:style-name="Source_20_Text">const db = await openDB('dogsdb', 2, {</text:span></text:p>
      <text:p text:style-name="Preformatted_20_Text"><text:span text:style-name="Source_20_Text"><text:s text:c="2"/>upgrade(db, oldVersion, newVersion, transaction) {</text:span></text:p>
      <text:p text:style-name="Preformatted_20_Text"><text:span text:style-name="Source_20_Text"><text:s text:c="4"/>switch (oldVersion) {</text:span></text:p>
      <text:p text:style-name="Preformatted_20_Text"><text:span text:style-name="Source_20_Text"><text:s text:c="6"/>case 0: // no db created before</text:span></text:p>
      <text:p text:style-name="Preformatted_20_Text"><text:span text:style-name="Source_20_Text"><text:s text:c="8"/>// a store introduced in version 1</text:span></text:p>
      <text:p text:style-name="Preformatted_20_Text"><text:span text:style-name="Source_20_Text"><text:s text:c="8"/>db.createObjectStore('store1')</text:span></text:p>
      <text:p text:style-name="Preformatted_20_Text"><text:span text:style-name="Source_20_Text"><text:s text:c="6"/>case 1:</text:span></text:p>
      <text:p text:style-name="Preformatted_20_Text"><text:span text:style-name="Source_20_Text"><text:s text:c="8"/>// delete the old store in version 2, create a new one</text:span></text:p>
      <text:p text:style-name="Preformatted_20_Text"><text:span text:style-name="Source_20_Text"><text:s text:c="8"/>db.deleteObjectStore('store1')</text:span></text:p>
      <text:p text:style-name="Preformatted_20_Text"><text:span text:style-name="Source_20_Text"><text:s text:c="8"/>db.createObjectStore('store2')</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h text:style-name="Heading_20_3" text:outline-level="3"><text:bookmark text:name="todeletedatainanobjectstoreuseatransaction"/>To delete data in an object store use a transaction</text:h>
      <text:p text:style-name="Preformatted_20_Text"><text:span text:style-name="Source_20_Text">const key = 232 //a random key</text:span></text:p>
      <text:p text:style-name="Preformatted_20_Text"/>
      <text:p text:style-name="Preformatted_20_Text"><text:span text:style-name="Source_20_Text">const db = await openDB(/*...*/)</text:span></text:p>
      <text:p text:style-name="Preformatted_20_Text"><text:span text:style-name="Source_20_Text">const tx = await db.transaction('store', 'readwrite')</text:span></text:p>
      <text:p text:style-name="Preformatted_20_Text"><text:span text:style-name="Source_20_Text">const store = await tx.objectStore('store')</text:span></text:p>
      <text:p text:style-name="Preformatted_20_Text"><text:span text:style-name="Source_20_Text">await store.delete(key)</text:span></text:p>
      <text:p text:style-name="P2"><text:span text:style-name="Source_20_Text">await tx.complete</text:span></text:p>
      <text:p text:style-name="Standard"><text:a xlink:type="simple" xlink:href="https://www.freecodecamp.org/news/a-quick-but-complete-guide-to-indexeddb-25f030425501/" text:style-name="Internet_20_link" text:visited-style-name="Visited_20_Internet_20_Link">https://www.freecodecamp.org/news/a-quick-but-complete-guide-to-indexeddb-25f030425501/</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23:36.775882460</meta:creation-date>
    <dc:date>2022-11-21T14:29:41.434937039</dc:date>
    <meta:editing-duration>PT6M4S</meta:editing-duration>
    <meta:editing-cycles>3</meta:editing-cycles>
    <meta:generator>LibreOffice/7.3.7.2$Linux_X86_64 LibreOffice_project/30$Build-2</meta:generator>
    <meta:document-statistic meta:table-count="0" meta:image-count="0" meta:object-count="0" meta:page-count="18" meta:paragraph-count="541" meta:word-count="4213" meta:character-count="28970" meta:non-whitespace-character-count="23686"/>
  </office:meta>
</office:document-meta>
</file>